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Quiet on the Pipeline Spill Front? When Learning Does Not Solve the Problem</text:p>
      <text:p text:style-name="Text_20_body">Running head: ALL QUIET ON THE PIPELINE SPILL FRONT? 1</text:p>
      <text:h text:style-name="Heading_20_2" text:outline-level="2">All Quiet on the Pipeline Spill Front?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Quiet on the Pipeline Spill Front?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In their fight against pipeline spills, pipeline operators employ a variety of technologies, such as smart pigs, leak detection systems, and SCADA systems. Smart pigs, while traveling through the pipes,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Internal leak detection systems measure the flow of oil at two points A and B to detect any loss in between those points. External leak detection systems detect signs of escaping hydrocarbons, and include acoustic, hydrocarbon, and temperature sensors, etc. (<text:a xlink:type="simple" xlink:href="#XShaw2012" office:name=""><text:span text:style-name="Definition">Shaw et al.</text:span></text:a> <text:a xlink:type="simple" xlink:href="#XShaw2012" office:name=""><text:span text:style-name="Definition">2012</text:span></text:a>).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stands in contrast to the experienced reality of pipeline spills. A 2012 study commissioned by the Pipeline and Hazardous Materials Safety Administration (PHMSA) of onshore pipeline spills that occur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Why do the great learning efforts by pipeline operators fail to deliver the safety improvements that one would expect to see? A 2012 report prepared by the National Transportation Safety Board (NTSB) on the Kalamazoo River oil spill provides a good starting point for understanding the problem. A regional manager of Enbridge is quotes as saying: "...I’m not convinced [that there is a problem]. We haven’t had any phone calls. I mean it’s perfect weather out here–if it’s a rupture someone’s going to notice that, you know and smell it" (<text:a xlink:type="simple" xlink:href="#XNTSB2012" office:name=""><text:span text:style-name="Definition">NTSB</text:span></text:a> <text:a xlink:type="simple" xlink:href="#XNTSB2012" office:name=""><text:span text:style-name="Definition">2012</text:span></text:a>, p. 100).</text:p>
      <text:p text:style-name="Text_20_body">Existing research has provided us with many insights on organizational learning. Learning is generally regarded as a function of experience, which builds knowledge, "embedded in a variety of repositories, including individuals, routines, and transactive memory systems" (<text:a xlink:type="simple" xlink:href="#XArgote2011" office:name=""><text:span text:style-name="Definition">Argote &amp; Miron-Spektor</text:span></text:a> <text:a xlink:type="simple" xlink:href="#XArgote2011" office:name=""><text:span text:style-name="Definition">2011</text:span></text:a>, p. 1124). For instance, an organization may notice that a routine fails under specific circumstances, and subsequently change its employee manual. An involved employees may also make a mental note of how to respond to the problem and whom to contact. Or an engineer might observe a method of speeding up production, and make a corresponding change to the production process. This knowledge-based approach to learning generally seeks to identify the factors that promote or hold back learning in an organization (e.g., <text:a xlink:type="simple" xlink:href="#XArgote2013-1" office:name=""><text:span text:style-name="Definition">Argote</text:span></text:a> <text:a xlink:type="simple" xlink:href="#XArgote2013-1" office:name=""><text:span text:style-name="Definition">2013</text:span></text:a>, p. 2).</text:p>
      <text:p text:style-name="Text_20_body">In terms of repositories, routines, and transactive memory systems, the pipeline industry has made great strides over our qualitative observation period. But our quantitative results do not indicate corresponding outcomes in safety improvements. The problem does not lie in a dearth of experience, or a general failure to translate "lessons" into knowledge. Our quantitative results indicate that when a specific problem occurs, the industry or individual actors are generally capable of addressing it. The coexistence of specific progress and overall stagnation is indicative of another problem.</text:p>
      <text:p text:style-name="Text_20_body">Our qualitative analysis reveals that pipeline spills have all the hallmarks of normal accidents in complex systems (<text:a xlink:type="simple" xlink:href="#XPerrow1984" office:name=""><text:span text:style-name="Definition">Perrow</text:span></text:a> <text:a xlink:type="simple" xlink:href="#XPerrow1984" office:name=""><text:span text:style-name="Definition">1984</text:span></text:a>). Almost no two serious spills are alike, and the causes are as complex as the diverse environments that pipelines are constructed in in the United States.</text:p>
      <text:p text:style-name="Text_20_body">References </text:p>
      <text:p text:style-name="Text_20_body">    Argote, L.   (2013). Organizational Learning Curves: An Overview. In Organizational learning (2nd ed., pp. 1–29). Boston, MA: Springer US. Retrieved from <text:a xlink:type="simple" xlink:href="http://link.springer.com/10.1007/978-1-4614-5251-5_1" office:name=""><text:span text:style-name="Definition">http://link.springer.com/10.1007/978-1-4614-5251-5_1</text:span></text:a> doi: 10.1007/978-1-4614-5251-5_1</text:p>
      <text:p text:style-name="Text_20_body">    Argote, L., &amp; Miron-Spektor, E.  (2011). Organizational Learning: From Experience to Knowledge. Organization Science, 22(5), 1123–1137. Retrieved from <text:a xlink:type="simple" xlink:href="http://pubsonline.informs.org/doi/abs/10.1287/orsc.1100.0621" office:name=""><text:span text:style-name="Definition">http://pubsonline.informs.org/doi/abs/10.1287/orsc.1100.0621</text:span></text:a> doi: 10.1287/orsc.1100.0621</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Perrow, C.  (1984). Normal Accidents: Living with High-Risk Technologies. Basic Books.</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Quiet on the Pipeline Spill Front? When Learning Does Not Solve the Problem</dc:title>
  </office:meta>
</office:document-meta>
</file>